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1" svg:width="25.524cm" svg:height="13.945cm" svg:x="11.509cm" svg:y="4.569cm">
            <draw:object draw:notify-on-update-of-ranges="Sheet2.B1:Sheet2.B6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ime:</text:p>
          </table:table-cell>
          <table:table-cell office:value-type="float" office:value="0.00849556922912598" calcext:value-type="float">
            <text:p>0.00849556922912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851035118103027" calcext:value-type="float">
            <text:p>0.00851035118103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869083404541016" calcext:value-type="float">
            <text:p>0.00869083404541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848793983459473" calcext:value-type="float">
            <text:p>0.008487939834594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840210914611816" calcext:value-type="float">
            <text:p>0.008402109146118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873827934265137" calcext:value-type="float">
            <text:p>0.008738279342651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844264030456543" calcext:value-type="float">
            <text:p>0.008442640304565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878334045410156" calcext:value-type="float">
            <text:p>0.008783340454101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849604606628418" calcext:value-type="float">
            <text:p>0.008496046066284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849676132202148" calcext:value-type="float">
            <text:p>0.0084967613220214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838661193847656" calcext:value-type="float">
            <text:p>0.008386611938476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859236717224121" calcext:value-type="float">
            <text:p>0.008592367172241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856304168701172" calcext:value-type="float">
            <text:p>0.008563041687011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845861434936523" calcext:value-type="float">
            <text:p>0.008458614349365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870633125305176" calcext:value-type="float">
            <text:p>0.0087063312530517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878143310546875" calcext:value-type="float">
            <text:p>0.008781433105468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882792472839356" calcext:value-type="float">
            <text:p>0.0088279247283935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853276252746582" calcext:value-type="float">
            <text:p>0.008532762527465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841569900512695" calcext:value-type="float">
            <text:p>0.0084156990051269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885725021362305" calcext:value-type="float">
            <text:p>0.008857250213623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850057601928711" calcext:value-type="float">
            <text:p>0.008500576019287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856113433837891" calcext:value-type="float">
            <text:p>0.0085611343383789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857639312744141" calcext:value-type="float">
            <text:p>0.008576393127441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853705406188965" calcext:value-type="float">
            <text:p>0.0085370540618896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853800773620606" calcext:value-type="float">
            <text:p>0.008538007736206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859642028808594" calcext:value-type="float">
            <text:p>0.0085964202880859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852799415588379" calcext:value-type="float">
            <text:p>0.0085279941558837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85597038269043" calcext:value-type="float">
            <text:p>0.00855970382690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858616828918457" calcext:value-type="float">
            <text:p>0.008586168289184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85442066192627" calcext:value-type="float">
            <text:p>0.00854420661926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84691047668457" calcext:value-type="float">
            <text:p>0.00846910476684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853276252746582" calcext:value-type="float">
            <text:p>0.0085327625274658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850343704223633" calcext:value-type="float">
            <text:p>0.008503437042236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849771499633789" calcext:value-type="float">
            <text:p>0.0084977149963378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855278968811035" calcext:value-type="float">
            <text:p>0.008552789688110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848913192749023" calcext:value-type="float">
            <text:p>0.0084891319274902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846433639526367" calcext:value-type="float">
            <text:p>0.0084643363952636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855326652526856" calcext:value-type="float">
            <text:p>0.0085532665252685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844383239746094" calcext:value-type="float">
            <text:p>0.0084438323974609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870227813720703" calcext:value-type="float">
            <text:p>0.0087022781372070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842452049255371" calcext:value-type="float">
            <text:p>0.0084245204925537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858736038208008" calcext:value-type="float">
            <text:p>0.0085873603820800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859236717224121" calcext:value-type="float">
            <text:p>0.0085923671722412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881171226501465" calcext:value-type="float">
            <text:p>0.0088117122650146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842690467834473" calcext:value-type="float">
            <text:p>0.0084269046783447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86672306060791" calcext:value-type="float">
            <text:p>0.008667230606079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861787796020508" calcext:value-type="float">
            <text:p>0.0086178779602050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86827278137207" calcext:value-type="float">
            <text:p>0.008682727813720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883960723876953" calcext:value-type="float">
            <text:p>0.0088396072387695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855350494384766" calcext:value-type="float">
            <text:p>0.0085535049438476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7570629119873" calcext:value-type="float">
            <text:p>0.012757062911987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7012729644775" calcext:value-type="float">
            <text:p>0.012701272964477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7592086791992" calcext:value-type="float">
            <text:p>0.012759208679199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7048492431641" calcext:value-type="float">
            <text:p>0.012704849243164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7243995666504" calcext:value-type="float">
            <text:p>0.012724399566650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79616355896" calcext:value-type="float">
            <text:p>0.012796163558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7081871032715" calcext:value-type="float">
            <text:p>0.012708187103271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8617286682129" calcext:value-type="float">
            <text:p>0.012861728668212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7644538879395" calcext:value-type="float">
            <text:p>0.01276445388793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8302574157715" calcext:value-type="float">
            <text:p>0.012830257415771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6955509185791" calcext:value-type="float">
            <text:p>0.012695550918579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7437114715576" calcext:value-type="float">
            <text:p>0.012743711471557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8693580627441" calcext:value-type="float">
            <text:p>0.012869358062744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8164291381836" calcext:value-type="float">
            <text:p>0.012816429138183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8569602966309" calcext:value-type="float">
            <text:p>0.012856960296630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939453125" calcext:value-type="float">
            <text:p>0.01293945312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7708911895752" calcext:value-type="float">
            <text:p>0.012770891189575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8135681152344" calcext:value-type="float">
            <text:p>0.012813568115234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8927230834961" calcext:value-type="float">
            <text:p>0.012892723083496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8130912780762" calcext:value-type="float">
            <text:p>0.012813091278076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85719871521" calcext:value-type="float">
            <text:p>0.0128571987152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8436088562012" calcext:value-type="float">
            <text:p>0.012843608856201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9146575927734" calcext:value-type="float">
            <text:p>0.012914657592773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948751449585" calcext:value-type="float">
            <text:p>0.01294875144958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8383636474609" calcext:value-type="float">
            <text:p>0.012838363647460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8805637359619" calcext:value-type="float">
            <text:p>0.012880563735961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9151344299316" calcext:value-type="float">
            <text:p>0.012915134429931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8204822540283" calcext:value-type="float">
            <text:p>0.012820482254028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30109786987305" calcext:value-type="float">
            <text:p>0.013010978698730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9256248474121" calcext:value-type="float">
            <text:p>0.012925624847412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906551361084" calcext:value-type="float">
            <text:p>0.01290655136108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920618057251" calcext:value-type="float">
            <text:p>0.01292061805725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9220485687256" calcext:value-type="float">
            <text:p>0.012922048568725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8493309020996" calcext:value-type="float">
            <text:p>0.012849330902099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30181312561035" calcext:value-type="float">
            <text:p>0.013018131256103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96067237854" calcext:value-type="float">
            <text:p>0.0129606723785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8395557403564" calcext:value-type="float">
            <text:p>0.012839555740356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30064487457275" calcext:value-type="float">
            <text:p>0.013006448745727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9866600036621" calcext:value-type="float">
            <text:p>0.012986660003662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9001140594482" calcext:value-type="float">
            <text:p>0.012900114059448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890100479126" calcext:value-type="float">
            <text:p>0.01289010047912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8777027130127" calcext:value-type="float">
            <text:p>0.012877702713012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9425525665283" calcext:value-type="float">
            <text:p>0.012942552566528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8715038299561" calcext:value-type="float">
            <text:p>0.012871503829956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9406452178955" calcext:value-type="float">
            <text:p>0.012940645217895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8395557403564" calcext:value-type="float">
            <text:p>0.012839555740356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9227638244629" calcext:value-type="float">
            <text:p>0.012922763824462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8498077392578" calcext:value-type="float">
            <text:p>0.012849807739257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8998756408691" calcext:value-type="float">
            <text:p>0.012899875640869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30043029785156" calcext:value-type="float">
            <text:p>0.013004302978515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8998756408691" calcext:value-type="float">
            <text:p>0.01289987564086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890100479126" calcext:value-type="float">
            <text:p>0.01289010047912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8796100616455" calcext:value-type="float">
            <text:p>0.012879610061645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9692554473877" calcext:value-type="float">
            <text:p>0.012969255447387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9139423370361" calcext:value-type="float">
            <text:p>0.012913942337036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9592418670654" calcext:value-type="float">
            <text:p>0.012959241867065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30112171173096" calcext:value-type="float">
            <text:p>0.013011217117309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9282474517822" calcext:value-type="float">
            <text:p>0.012928247451782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8321647644043" calcext:value-type="float">
            <text:p>0.012832164764404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9063129425049" calcext:value-type="float">
            <text:p>0.012906312942504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30422115325928" calcext:value-type="float">
            <text:p>0.013042211532592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7906799316406" calcext:value-type="float">
            <text:p>0.012790679931640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29945278167725" calcext:value-type="float">
            <text:p>0.012994527816772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30465030670166" calcext:value-type="float">
            <text:p>0.013046503067016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2913074493408" calcext:value-type="float">
            <text:p>0.017291307449340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1148777008057" calcext:value-type="float">
            <text:p>0.017114877700805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2758102416992" calcext:value-type="float">
            <text:p>0.017275810241699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0955657958984" calcext:value-type="float">
            <text:p>0.017095565795898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1763896942139" calcext:value-type="float">
            <text:p>0.017176389694213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073392868042" calcext:value-type="float">
            <text:p>0.01707339286804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1494483947754" calcext:value-type="float">
            <text:p>0.017149448394775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1773433685303" calcext:value-type="float">
            <text:p>0.017177343368530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2939300537109" calcext:value-type="float">
            <text:p>0.017293930053710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0559883117676" calcext:value-type="float">
            <text:p>0.017055988311767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3194408416748" calcext:value-type="float">
            <text:p>0.017319440841674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3983573913574" calcext:value-type="float">
            <text:p>0.017398357391357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1022415161133" calcext:value-type="float">
            <text:p>0.017102241516113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1780586242676" calcext:value-type="float">
            <text:p>0.017178058624267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0886516571045" calcext:value-type="float">
            <text:p>0.017088651657104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2188282012939" calcext:value-type="float">
            <text:p>0.017218828201293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1463489532471" calcext:value-type="float">
            <text:p>0.017146348953247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3418521881104" calcext:value-type="float">
            <text:p>0.017341852188110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247200012207" calcext:value-type="float">
            <text:p>0.01724720001220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1611309051514" calcext:value-type="float">
            <text:p>0.017161130905151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2357559204102" calcext:value-type="float">
            <text:p>0.017235755920410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1868801116943" calcext:value-type="float">
            <text:p>0.017186880111694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2452926635742" calcext:value-type="float">
            <text:p>0.017245292663574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2669887542725" calcext:value-type="float">
            <text:p>0.017266988754272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4424648284912" calcext:value-type="float">
            <text:p>0.017442464828491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3056125640869" calcext:value-type="float">
            <text:p>0.017305612564086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2419548034668" calcext:value-type="float">
            <text:p>0.017241954803466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1399116516113" calcext:value-type="float">
            <text:p>0.017139911651611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3041820526123" calcext:value-type="float">
            <text:p>0.017304182052612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2281265258789" calcext:value-type="float">
            <text:p>0.017228126525878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2388553619385" calcext:value-type="float">
            <text:p>0.017238855361938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3051357269287" calcext:value-type="float">
            <text:p>0.017305135726928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2955989837646" calcext:value-type="float">
            <text:p>0.017295598983764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3881053924561" calcext:value-type="float">
            <text:p>0.017388105392456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3492431640625" calcext:value-type="float">
            <text:p>0.017349243164062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3120498657227" calcext:value-type="float">
            <text:p>0.017312049865722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2297954559326" calcext:value-type="float">
            <text:p>0.017229795455932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2667503356934" calcext:value-type="float">
            <text:p>0.017266750335693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3327922821045" calcext:value-type="float">
            <text:p>0.017332792282104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3325538635254" calcext:value-type="float">
            <text:p>0.017332553863525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3299312591553" calcext:value-type="float">
            <text:p>0.017329931259155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2891616821289" calcext:value-type="float">
            <text:p>0.017289161682128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3909664154053" calcext:value-type="float">
            <text:p>0.017390966415405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3084735870361" calcext:value-type="float">
            <text:p>0.017308473587036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2665119171143" calcext:value-type="float">
            <text:p>0.017266511917114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2803401947021" calcext:value-type="float">
            <text:p>0.017280340194702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2381401062012" calcext:value-type="float">
            <text:p>0.017238140106201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364501953125" calcext:value-type="float">
            <text:p>0.01736450195312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3265933990479" calcext:value-type="float">
            <text:p>0.017326593399047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2266960144043" calcext:value-type="float">
            <text:p>0.017226696014404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2975063323975" calcext:value-type="float">
            <text:p>0.017297506332397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303466796875" calcext:value-type="float">
            <text:p>0.01730346679687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317533493042" calcext:value-type="float">
            <text:p>0.01731753349304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2164440155029" calcext:value-type="float">
            <text:p>0.017216444015502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3020362854004" calcext:value-type="float">
            <text:p>0.017302036285400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3048973083496" calcext:value-type="float">
            <text:p>0.017304897308349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4109935760498" calcext:value-type="float">
            <text:p>0.017410993576049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3764228820801" calcext:value-type="float">
            <text:p>0.017376422882080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3232555389404" calcext:value-type="float">
            <text:p>0.017323255538940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2669887542725" calcext:value-type="float">
            <text:p>0.017266988754272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3025131225586" calcext:value-type="float">
            <text:p>0.017302513122558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3594951629639" calcext:value-type="float">
            <text:p>0.0173594951629639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6951885223389" calcext:value-type="float">
            <text:p>0.017695188522338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74779891967773" calcext:value-type="float">
            <text:p>0.017477989196777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6426849365234" calcext:value-type="float">
            <text:p>0.021642684936523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5961933135986" calcext:value-type="float">
            <text:p>0.021596193313598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5404033660889" calcext:value-type="float">
            <text:p>0.021540403366088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6124057769775" calcext:value-type="float">
            <text:p>0.021612405776977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4781761169434" calcext:value-type="float">
            <text:p>0.021478176116943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5921401977539" calcext:value-type="float">
            <text:p>0.0215921401977539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5320587158203" calcext:value-type="float">
            <text:p>0.021532058715820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517276763916" calcext:value-type="float">
            <text:p>0.02151727676391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6646194458008" calcext:value-type="float">
            <text:p>0.021664619445800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5544700622559" calcext:value-type="float">
            <text:p>0.021554470062255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5878486633301" calcext:value-type="float">
            <text:p>0.0215878486633301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5013027191162" calcext:value-type="float">
            <text:p>0.021501302719116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5868949890137" calcext:value-type="float">
            <text:p>0.021586894989013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6062068939209" calcext:value-type="float">
            <text:p>0.0216062068939209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5039253234863" calcext:value-type="float">
            <text:p>0.0215039253234863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5346813201904" calcext:value-type="float">
            <text:p>0.0215346813201904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6193199157715" calcext:value-type="float">
            <text:p>0.0216193199157715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6443538665771" calcext:value-type="float">
            <text:p>0.021644353866577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5656757354736" calcext:value-type="float">
            <text:p>0.021565675735473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5840339660645" calcext:value-type="float">
            <text:p>0.021584033966064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6624736785889" calcext:value-type="float">
            <text:p>0.021662473678588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634578704834" calcext:value-type="float">
            <text:p>0.02163457870483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5275287628174" calcext:value-type="float">
            <text:p>0.021527528762817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5978622436523" calcext:value-type="float">
            <text:p>0.021597862243652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6605663299561" calcext:value-type="float">
            <text:p>0.0216605663299561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5747356414795" calcext:value-type="float">
            <text:p>0.0215747356414795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5673446655273" calcext:value-type="float">
            <text:p>0.021567344665527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4512348175049" calcext:value-type="float">
            <text:p>0.0214512348175049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6186046600342" calcext:value-type="float">
            <text:p>0.021618604660034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6410160064697" calcext:value-type="float">
            <text:p>0.0216410160064697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5950012207031" calcext:value-type="float">
            <text:p>0.0215950012207031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6054916381836" calcext:value-type="float">
            <text:p>0.021605491638183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669864654541" calcext:value-type="float">
            <text:p>0.02166986465454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5818881988525" calcext:value-type="float">
            <text:p>0.021581888198852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6479301452637" calcext:value-type="float">
            <text:p>0.0216479301452637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784782409668" calcext:value-type="float">
            <text:p>0.021784782409668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6882228851318" calcext:value-type="float">
            <text:p>0.0216882228851318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7912197113037" calcext:value-type="float">
            <text:p>0.0217912197113037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5620994567871" calcext:value-type="float">
            <text:p>0.0215620994567871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6519832611084" calcext:value-type="float">
            <text:p>0.0216519832611084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6350555419922" calcext:value-type="float">
            <text:p>0.0216350555419922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6617584228516" calcext:value-type="float">
            <text:p>0.0216617584228516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6605663299561" calcext:value-type="float">
            <text:p>0.0216605663299561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6751098632812" calcext:value-type="float">
            <text:p>0.0216751098632812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7790603637695" calcext:value-type="float">
            <text:p>0.021779060363769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6724872589111" calcext:value-type="float">
            <text:p>0.0216724872589111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6479301452637" calcext:value-type="float">
            <text:p>0.0216479301452637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7428207397461" calcext:value-type="float">
            <text:p>0.021742820739746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5601921081543" calcext:value-type="float">
            <text:p>0.0215601921081543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6743946075439" calcext:value-type="float">
            <text:p>0.0216743946075439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6517448425293" calcext:value-type="float">
            <text:p>0.0216517448425293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6484069824219" calcext:value-type="float">
            <text:p>0.021648406982421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676778793335" calcext:value-type="float">
            <text:p>0.02167677879333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7173099517822" calcext:value-type="float">
            <text:p>0.021717309951782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7118263244629" calcext:value-type="float">
            <text:p>0.0217118263244629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7337608337402" calcext:value-type="float">
            <text:p>0.0217337608337402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6920375823975" calcext:value-type="float">
            <text:p>0.0216920375823975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803617477417" calcext:value-type="float">
            <text:p>0.021803617477417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8970775604248" calcext:value-type="float">
            <text:p>0.0218970775604248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7688083648682" calcext:value-type="float">
            <text:p>0.0217688083648682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8913555145264" calcext:value-type="float">
            <text:p>0.0218913555145264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7490196228027" calcext:value-type="float">
            <text:p>0.0217490196228027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19266414642334" calcext:value-type="float">
            <text:p>0.021926641464233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59425640106201" calcext:value-type="float">
            <text:p>0.025942564010620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60679721832275" calcext:value-type="float">
            <text:p>0.0260679721832275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59883403778076" calcext:value-type="float">
            <text:p>0.025988340377807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59335041046143" calcext:value-type="float">
            <text:p>0.0259335041046143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58719921112061" calcext:value-type="float">
            <text:p>0.0258719921112061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59594917297363" calcext:value-type="float">
            <text:p>0.0259594917297363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59425640106201" calcext:value-type="float">
            <text:p>0.0259425640106201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59511470794678" calcext:value-type="float">
            <text:p>0.0259511470794678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60336399078369" calcext:value-type="float">
            <text:p>0.026033639907836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59940624237061" calcext:value-type="float">
            <text:p>0.025994062423706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59325504302979" calcext:value-type="float">
            <text:p>0.0259325504302979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60088443756104" calcext:value-type="float">
            <text:p>0.0260088443756104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6092529296875" calcext:value-type="float">
            <text:p>0.026092529296875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59354114532471" calcext:value-type="float">
            <text:p>0.0259354114532471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59227752685547" calcext:value-type="float">
            <text:p>0.025922775268554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59468555450439" calcext:value-type="float">
            <text:p>0.0259468555450439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59532928466797" calcext:value-type="float">
            <text:p>0.0259532928466797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59790420532227" calcext:value-type="float">
            <text:p>0.0259790420532227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60117053985596" calcext:value-type="float">
            <text:p>0.026011705398559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59191989898682" calcext:value-type="float">
            <text:p>0.0259191989898682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60045528411865" calcext:value-type="float">
            <text:p>0.0260045528411865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60193347930908" calcext:value-type="float">
            <text:p>0.0260193347930908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60543823242187" calcext:value-type="float">
            <text:p>0.0260543823242187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59459018707275" calcext:value-type="float">
            <text:p>0.0259459018707275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60524749755859" calcext:value-type="float">
            <text:p>0.0260524749755859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59511470794678" calcext:value-type="float">
            <text:p>0.0259511470794678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59382724761963" calcext:value-type="float">
            <text:p>0.0259382724761963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60584354400635" calcext:value-type="float">
            <text:p>0.026058435440063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59790420532227" calcext:value-type="float">
            <text:p>0.0259790420532227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60677337646484" calcext:value-type="float">
            <text:p>0.0260677337646484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60124206542969" calcext:value-type="float">
            <text:p>0.0260124206542969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60250568389893" calcext:value-type="float">
            <text:p>0.0260250568389893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61116027832031" calcext:value-type="float">
            <text:p>0.0261116027832031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57368087768555" calcext:value-type="float">
            <text:p>0.0257368087768555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59261131286621" calcext:value-type="float">
            <text:p>0.0259261131286621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60474681854248" calcext:value-type="float">
            <text:p>0.0260474681854248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60903835296631" calcext:value-type="float">
            <text:p>0.0260903835296631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60536670684814" calcext:value-type="float">
            <text:p>0.0260536670684814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60639190673828" calcext:value-type="float">
            <text:p>0.026063919067382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60183811187744" calcext:value-type="float">
            <text:p>0.0260183811187744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59976387023926" calcext:value-type="float">
            <text:p>0.025997638702392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59039402008057" calcext:value-type="float">
            <text:p>0.0259039402008057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60424613952637" calcext:value-type="float">
            <text:p>0.0260424613952637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58879661560059" calcext:value-type="float">
            <text:p>0.0258879661560059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610182762146" calcext:value-type="float">
            <text:p>0.0261018276214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60164737701416" calcext:value-type="float">
            <text:p>0.026016473770141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61363983154297" calcext:value-type="float">
            <text:p>0.0261363983154297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60343551635742" calcext:value-type="float">
            <text:p>0.0260343551635742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60446071624756" calcext:value-type="float">
            <text:p>0.026044607162475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59315967559814" calcext:value-type="float">
            <text:p>0.0259315967559814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60617733001709" calcext:value-type="float">
            <text:p>0.0260617733001709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60522365570068" calcext:value-type="float">
            <text:p>0.026052236557006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60281562805176" calcext:value-type="float">
            <text:p>0.026028156280517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61678695678711" calcext:value-type="float">
            <text:p>0.026167869567871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60815620422363" calcext:value-type="float">
            <text:p>0.026081562042236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63679027557373" calcext:value-type="float">
            <text:p>0.026367902755737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60772705078125" calcext:value-type="float">
            <text:p>0.0260772705078125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60961055755615" calcext:value-type="float">
            <text:p>0.0260961055755615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58445739746094" calcext:value-type="float">
            <text:p>0.025844573974609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58998870849609" calcext:value-type="float">
            <text:p>0.025899887084960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60975360870361" calcext:value-type="float">
            <text:p>0.026097536087036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61330604553223" calcext:value-type="float">
            <text:p>0.0261330604553223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61647701263428" calcext:value-type="float">
            <text:p>0.0261647701263428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6127815246582" calcext:value-type="float">
            <text:p>0.026127815246582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3032398223877" calcext:value-type="float">
            <text:p>0.0303032398223877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4110050201416" calcext:value-type="float">
            <text:p>0.030411005020141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2720069885254" calcext:value-type="float">
            <text:p>0.030272006988525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2257537841797" calcext:value-type="float">
            <text:p>0.0302257537841797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3189754486084" calcext:value-type="float">
            <text:p>0.030318975448608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3223133087158" calcext:value-type="float">
            <text:p>0.0303223133087158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3137302398682" calcext:value-type="float">
            <text:p>0.0303137302398682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2894115447998" calcext:value-type="float">
            <text:p>0.0302894115447998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3072929382324" calcext:value-type="float">
            <text:p>0.030307292938232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2169322967529" calcext:value-type="float">
            <text:p>0.0302169322967529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3454399108887" calcext:value-type="float">
            <text:p>0.0303454399108887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3642749786377" calcext:value-type="float">
            <text:p>0.0303642749786377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2519798278809" calcext:value-type="float">
            <text:p>0.0302519798278809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3380489349365" calcext:value-type="float">
            <text:p>0.030338048934936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5724143981934" calcext:value-type="float">
            <text:p>0.030572414398193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4172039031982" calcext:value-type="float">
            <text:p>0.0304172039031982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3020477294922" calcext:value-type="float">
            <text:p>0.0303020477294922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2088260650635" calcext:value-type="float">
            <text:p>0.0302088260650635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3795337677002" calcext:value-type="float">
            <text:p>0.0303795337677002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3745269775391" calcext:value-type="float">
            <text:p>0.0303745269775391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2865505218506" calcext:value-type="float">
            <text:p>0.030286550521850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2677154541016" calcext:value-type="float">
            <text:p>0.0302677154541016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4462909698486" calcext:value-type="float">
            <text:p>0.030446290969848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4477214813232" calcext:value-type="float">
            <text:p>0.0304477214813232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442476272583" calcext:value-type="float">
            <text:p>0.030442476272583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4117202758789" calcext:value-type="float">
            <text:p>0.0304117202758789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3404331207275" calcext:value-type="float">
            <text:p>0.0303404331207275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4358005523682" calcext:value-type="float">
            <text:p>0.0304358005523682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4276943206787" calcext:value-type="float">
            <text:p>0.0304276943206787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4732322692871" calcext:value-type="float">
            <text:p>0.0304732322692871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3719043731689" calcext:value-type="float">
            <text:p>0.0303719043731689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3845405578613" calcext:value-type="float">
            <text:p>0.0303845405578613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322790145874" calcext:value-type="float">
            <text:p>0.030322790145874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4121971130371" calcext:value-type="float">
            <text:p>0.0304121971130371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4594039916992" calcext:value-type="float">
            <text:p>0.0304594039916992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4508209228516" calcext:value-type="float">
            <text:p>0.030450820922851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5678844451904" calcext:value-type="float">
            <text:p>0.0305678844451904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4298400878906" calcext:value-type="float">
            <text:p>0.0304298400878906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3018093109131" calcext:value-type="float">
            <text:p>0.0303018093109131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5490493774414" calcext:value-type="float">
            <text:p>0.030549049377441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3719043731689" calcext:value-type="float">
            <text:p>0.0303719043731689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5936336517334" calcext:value-type="float">
            <text:p>0.0305936336517334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4930210113525" calcext:value-type="float">
            <text:p>0.0304930210113525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4641723632812" calcext:value-type="float">
            <text:p>0.0304641723632812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5407047271729" calcext:value-type="float">
            <text:p>0.0305407047271729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2596092224121" calcext:value-type="float">
            <text:p>0.0302596092224121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433177947998" calcext:value-type="float">
            <text:p>0.030433177947998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2987098693848" calcext:value-type="float">
            <text:p>0.0302987098693848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2689075469971" calcext:value-type="float">
            <text:p>0.0302689075469971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4667949676514" calcext:value-type="float">
            <text:p>0.0304667949676514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5023193359375" calcext:value-type="float">
            <text:p>0.0305023193359375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4989814758301" calcext:value-type="float">
            <text:p>0.0304989814758301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3864479064941" calcext:value-type="float">
            <text:p>0.0303864479064941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4455757141113" calcext:value-type="float">
            <text:p>0.0304455757141113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4219722747803" calcext:value-type="float">
            <text:p>0.0304219722747803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4234027862549" calcext:value-type="float">
            <text:p>0.0304234027862549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5211544036865" calcext:value-type="float">
            <text:p>0.0305211544036865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3001403808594" calcext:value-type="float">
            <text:p>0.0303001403808594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3688049316406" calcext:value-type="float">
            <text:p>0.030368804931640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4651260375977" calcext:value-type="float">
            <text:p>0.0304651260375977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4255485534668" calcext:value-type="float">
            <text:p>0.0304255485534668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5140018463135" calcext:value-type="float">
            <text:p>0.0305140018463135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4241180419922" calcext:value-type="float">
            <text:p>0.0304241180419922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03575992584229" calcext:value-type="float">
            <text:p>0.0303575992584229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569263458252" calcext:value-type="float">
            <text:p>0.034569263458252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6167087554932" calcext:value-type="float">
            <text:p>0.0346167087554932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5926284790039" calcext:value-type="float">
            <text:p>0.0345926284790039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6190929412842" calcext:value-type="float">
            <text:p>0.0346190929412842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6860885620117" calcext:value-type="float">
            <text:p>0.0346860885620117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6865653991699" calcext:value-type="float">
            <text:p>0.0346865653991699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6717834472656" calcext:value-type="float">
            <text:p>0.0346717834472656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6319675445557" calcext:value-type="float">
            <text:p>0.0346319675445557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6894264221191" calcext:value-type="float">
            <text:p>0.0346894264221191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7034931182861" calcext:value-type="float">
            <text:p>0.0347034931182861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6775054931641" calcext:value-type="float">
            <text:p>0.0346775054931641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7397327423096" calcext:value-type="float">
            <text:p>0.0347397327423096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7187519073486" calcext:value-type="float">
            <text:p>0.034718751907348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8351001739502" calcext:value-type="float">
            <text:p>0.0348351001739502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6918106079102" calcext:value-type="float">
            <text:p>0.0346918106079102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7211360931396" calcext:value-type="float">
            <text:p>0.034721136093139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7414016723633" calcext:value-type="float">
            <text:p>0.0347414016723633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7506999969482" calcext:value-type="float">
            <text:p>0.0347506999969482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9044799804687" calcext:value-type="float">
            <text:p>0.0349044799804687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754753112793" calcext:value-type="float">
            <text:p>0.034754753112793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50501537322998" calcext:value-type="float">
            <text:p>0.0350501537322998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7554683685303" calcext:value-type="float">
            <text:p>0.0347554683685303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8789691925049" calcext:value-type="float">
            <text:p>0.0348789691925049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6813201904297" calcext:value-type="float">
            <text:p>0.0346813201904297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785270690918" calcext:value-type="float">
            <text:p>0.034785270690918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6949100494385" calcext:value-type="float">
            <text:p>0.0346949100494385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6226692199707" calcext:value-type="float">
            <text:p>0.0346226692199707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7721576690674" calcext:value-type="float">
            <text:p>0.0347721576690674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7952842712402" calcext:value-type="float">
            <text:p>0.0347952842712402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7597599029541" calcext:value-type="float">
            <text:p>0.034759759902954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7473621368408" calcext:value-type="float">
            <text:p>0.034747362136840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7681045532227" calcext:value-type="float">
            <text:p>0.034768104553222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7843170166016" calcext:value-type="float">
            <text:p>0.0347843170166016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6736907958984" calcext:value-type="float">
            <text:p>0.034673690795898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6472263336182" calcext:value-type="float">
            <text:p>0.0346472263336182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6848964691162" calcext:value-type="float">
            <text:p>0.0346848964691162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8513126373291" calcext:value-type="float">
            <text:p>0.0348513126373291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6708297729492" calcext:value-type="float">
            <text:p>0.0346708297729492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7113609313965" calcext:value-type="float">
            <text:p>0.0347113609313965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7805023193359" calcext:value-type="float">
            <text:p>0.0347805023193359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7068309783936" calcext:value-type="float">
            <text:p>0.0347068309783936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7588062286377" calcext:value-type="float">
            <text:p>0.0347588062286377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7793102264404" calcext:value-type="float">
            <text:p>0.0347793102264404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6829891204834" calcext:value-type="float">
            <text:p>0.0346829891204834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9483489990234" calcext:value-type="float">
            <text:p>0.0349483489990234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8482131958008" calcext:value-type="float">
            <text:p>0.0348482131958008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8107814788818" calcext:value-type="float">
            <text:p>0.0348107814788818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7518920898437" calcext:value-type="float">
            <text:p>0.0347518920898437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8775386810303" calcext:value-type="float">
            <text:p>0.0348775386810303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8663330078125" calcext:value-type="float">
            <text:p>0.0348663330078125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8567962646484" calcext:value-type="float">
            <text:p>0.0348567962646484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8489284515381" calcext:value-type="float">
            <text:p>0.0348489284515381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8262786865234" calcext:value-type="float">
            <text:p>0.0348262786865234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8300933837891" calcext:value-type="float">
            <text:p>0.0348300933837891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8460674285889" calcext:value-type="float">
            <text:p>0.0348460674285889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7855091094971" calcext:value-type="float">
            <text:p>0.0347855091094971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8541736602783" calcext:value-type="float">
            <text:p>0.0348541736602783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9204540252686" calcext:value-type="float">
            <text:p>0.0349204540252686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8107814788818" calcext:value-type="float">
            <text:p>0.0348107814788818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9328517913818" calcext:value-type="float">
            <text:p>0.0349328517913818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7781181335449" calcext:value-type="float">
            <text:p>0.0347781181335449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8279476165771" calcext:value-type="float">
            <text:p>0.0348279476165771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8255634307861" calcext:value-type="float">
            <text:p>0.0348255634307861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48746776580811" calcext:value-type="float">
            <text:p>0.0348746776580811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0048027038574" calcext:value-type="float">
            <text:p>0.0390048027038574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89769077301025" calcext:value-type="float">
            <text:p>0.0389769077301025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0231609344482" calcext:value-type="float">
            <text:p>0.0390231609344482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89659404754639" calcext:value-type="float">
            <text:p>0.0389659404754639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89902591705322" calcext:value-type="float">
            <text:p>0.0389902591705322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085865020752" calcext:value-type="float">
            <text:p>0.039085865020752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0229225158691" calcext:value-type="float">
            <text:p>0.0390229225158691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1759872436523" calcext:value-type="float">
            <text:p>0.0391759872436523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0017032623291" calcext:value-type="float">
            <text:p>0.0390017032623291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1130447387695" calcext:value-type="float">
            <text:p>0.0391130447387695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0477180480957" calcext:value-type="float">
            <text:p>0.0390477180480957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89726161956787" calcext:value-type="float">
            <text:p>0.0389726161956787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0207767486572" calcext:value-type="float">
            <text:p>0.0390207767486572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0148162841797" calcext:value-type="float">
            <text:p>0.0390148162841797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88908386230469" calcext:value-type="float">
            <text:p>0.0388908386230469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0746593475342" calcext:value-type="float">
            <text:p>0.0390746593475342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196252822876" calcext:value-type="float">
            <text:p>0.039196252822876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039134979248" calcext:value-type="float">
            <text:p>0.039039134979248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0512943267822" calcext:value-type="float">
            <text:p>0.0390512943267822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0908718109131" calcext:value-type="float">
            <text:p>0.0390908718109131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0515327453613" calcext:value-type="float">
            <text:p>0.0390515327453613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0496253967285" calcext:value-type="float">
            <text:p>0.0390496253967285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0760898590088" calcext:value-type="float">
            <text:p>0.0390760898590088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1886234283447" calcext:value-type="float">
            <text:p>0.0391886234283447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0887260437012" calcext:value-type="float">
            <text:p>0.0390887260437012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1418933868408" calcext:value-type="float">
            <text:p>0.0391418933868408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0152931213379" calcext:value-type="float">
            <text:p>0.0390152931213379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0534400939941" calcext:value-type="float">
            <text:p>0.0390534400939941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0892028808594" calcext:value-type="float">
            <text:p>0.0390892028808594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0923023223877" calcext:value-type="float">
            <text:p>0.0390923023223877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1132831573486" calcext:value-type="float">
            <text:p>0.0391132831573486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182186126709" calcext:value-type="float">
            <text:p>0.03918218612670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1056537628174" calcext:value-type="float">
            <text:p>0.0391056537628174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2770767211914" calcext:value-type="float">
            <text:p>0.0392770767211914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0522480010986" calcext:value-type="float">
            <text:p>0.0390522480010986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0760898590088" calcext:value-type="float">
            <text:p>0.0390760898590088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1635894775391" calcext:value-type="float">
            <text:p>0.0391635894775391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0908718109131" calcext:value-type="float">
            <text:p>0.0390908718109131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0915870666504" calcext:value-type="float">
            <text:p>0.0390915870666504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1018390655518" calcext:value-type="float">
            <text:p>0.0391018390655518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400577545166" calcext:value-type="float">
            <text:p>0.039400577545166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1430854797363" calcext:value-type="float">
            <text:p>0.0391430854797363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2849445343018" calcext:value-type="float">
            <text:p>0.0392849445343018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114236831665" calcext:value-type="float">
            <text:p>0.039114236831665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0644073486328" calcext:value-type="float">
            <text:p>0.0390644073486328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1864776611328" calcext:value-type="float">
            <text:p>0.0391864776611328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2386913299561" calcext:value-type="float">
            <text:p>0.0392386913299561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1125679016113" calcext:value-type="float">
            <text:p>0.0391125679016113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2477512359619" calcext:value-type="float">
            <text:p>0.0392477512359619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4127368927002" calcext:value-type="float">
            <text:p>0.0394127368927002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2439365386963" calcext:value-type="float">
            <text:p>0.0392439365386963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095401763916" calcext:value-type="float">
            <text:p>0.039095401763916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1597747802734" calcext:value-type="float">
            <text:p>0.0391597747802734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2329692840576" calcext:value-type="float">
            <text:p>0.0392329692840576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2377376556396" calcext:value-type="float">
            <text:p>0.0392377376556396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1762256622314" calcext:value-type="float">
            <text:p>0.0391762256622314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2274856567383" calcext:value-type="float">
            <text:p>0.0392274856567383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2265319824219" calcext:value-type="float">
            <text:p>0.0392265319824219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0896797180176" calcext:value-type="float">
            <text:p>0.0390896797180176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2835140228271" calcext:value-type="float">
            <text:p>0.0392835140228271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1359329223633" calcext:value-type="float">
            <text:p>0.0391359329223633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2215251922607" calcext:value-type="float">
            <text:p>0.0392215251922607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1557216644287" calcext:value-type="float">
            <text:p>0.0391557216644287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392496585845947" calcext:value-type="float">
            <text:p>0.0392496585845947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4603691101074" calcext:value-type="float">
            <text:p>0.0434603691101074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492317199707" calcext:value-type="float">
            <text:p>0.043492317199707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4780120849609" calcext:value-type="float">
            <text:p>0.043478012084960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445348739624" calcext:value-type="float">
            <text:p>0.04344534873962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370246887207" calcext:value-type="float">
            <text:p>0.043370246887207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3657169342041" calcext:value-type="float">
            <text:p>0.0433657169342041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4527397155762" calcext:value-type="float">
            <text:p>0.0434527397155762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3964729309082" calcext:value-type="float">
            <text:p>0.0433964729309082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4050559997559" calcext:value-type="float">
            <text:p>0.0434050559997559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3394908905029" calcext:value-type="float">
            <text:p>0.0433394908905029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471097946167" calcext:value-type="float">
            <text:p>0.043471097946167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4079170227051" calcext:value-type="float">
            <text:p>0.043407917022705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4982776641846" calcext:value-type="float">
            <text:p>0.0434982776641846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4470176696777" calcext:value-type="float">
            <text:p>0.0434470176696777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4391498565674" calcext:value-type="float">
            <text:p>0.0434391498565674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3962345123291" calcext:value-type="float">
            <text:p>0.043396234512329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3530807495117" calcext:value-type="float">
            <text:p>0.0433530807495117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2207584381104" calcext:value-type="float">
            <text:p>0.0432207584381104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4000492095947" calcext:value-type="float">
            <text:p>0.0434000492095947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4906482696533" calcext:value-type="float">
            <text:p>0.0434906482696533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4300899505615" calcext:value-type="float">
            <text:p>0.0434300899505615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3681011199951" calcext:value-type="float">
            <text:p>0.0433681011199951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3924198150635" calcext:value-type="float">
            <text:p>0.0433924198150635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4727668762207" calcext:value-type="float">
            <text:p>0.0434727668762207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5843467712402" calcext:value-type="float">
            <text:p>0.0435843467712402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4820652008057" calcext:value-type="float">
            <text:p>0.0434820652008057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3967113494873" calcext:value-type="float">
            <text:p>0.0433967113494873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5020923614502" calcext:value-type="float">
            <text:p>0.0435020923614502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4536933898926" calcext:value-type="float">
            <text:p>0.0434536933898926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468713760376" calcext:value-type="float">
            <text:p>0.043468713760376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5836315155029" calcext:value-type="float">
            <text:p>0.0435836315155029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6272621154785" calcext:value-type="float">
            <text:p>0.0436272621154785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4670448303223" calcext:value-type="float">
            <text:p>0.0434670448303223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5600280761719" calcext:value-type="float">
            <text:p>0.0435600280761719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34336256980896" calcext:value-type="float">
            <text:p>0.34336256980896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5128211975098" calcext:value-type="float">
            <text:p>0.0435128211975098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6146259307861" calcext:value-type="float">
            <text:p>0.0436146259307861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5540676116943" calcext:value-type="float">
            <text:p>0.0435540676116943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5605049133301" calcext:value-type="float">
            <text:p>0.0435605049133301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4622764587402" calcext:value-type="float">
            <text:p>0.0434622764587402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4577465057373" calcext:value-type="float">
            <text:p>0.0434577465057373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541431427002" calcext:value-type="float">
            <text:p>0.043541431427002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5278415679932" calcext:value-type="float">
            <text:p>0.0435278415679932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6840057373047" calcext:value-type="float">
            <text:p>0.0436840057373047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6546802520752" calcext:value-type="float">
            <text:p>0.0436546802520752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5619354248047" calcext:value-type="float">
            <text:p>0.0435619354248047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6317920684814" calcext:value-type="float">
            <text:p>0.0436317920684814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5507297515869" calcext:value-type="float">
            <text:p>0.0435507297515869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5655117034912" calcext:value-type="float">
            <text:p>0.0435655117034912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6134338378906" calcext:value-type="float">
            <text:p>0.0436134338378906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5404777526856" calcext:value-type="float">
            <text:p>0.0435404777526856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43581199646" calcext:value-type="float">
            <text:p>0.04343581199646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5292720794678" calcext:value-type="float">
            <text:p>0.0435292720794678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6348915100098" calcext:value-type="float">
            <text:p>0.0436348915100098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6506271362305" calcext:value-type="float">
            <text:p>0.0436506271362305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6892509460449" calcext:value-type="float">
            <text:p>0.0436892509460449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6422824859619" calcext:value-type="float">
            <text:p>0.0436422824859619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6179637908936" calcext:value-type="float">
            <text:p>0.0436179637908936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5717105865479" calcext:value-type="float">
            <text:p>0.0435717105865479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5640811920166" calcext:value-type="float">
            <text:p>0.0435640811920166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595552444458" calcext:value-type="float">
            <text:p>0.043595552444458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72239112854" calcext:value-type="float">
            <text:p>0.04372239112854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5633659362793" calcext:value-type="float">
            <text:p>0.0435633659362793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35235500335693" calcext:value-type="float">
            <text:p>0.0435235500335693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8127002716064" calcext:value-type="float">
            <text:p>0.0478127002716064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7018356323242" calcext:value-type="float">
            <text:p>0.0477018356323242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8353500366211" calcext:value-type="float">
            <text:p>0.0478353500366211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7335453033447" calcext:value-type="float">
            <text:p>0.0477335453033447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776460647583" calcext:value-type="float">
            <text:p>0.047776460647583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6975440979004" calcext:value-type="float">
            <text:p>0.0476975440979004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863245010376" calcext:value-type="float">
            <text:p>0.047863245010376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8518009185791" calcext:value-type="float">
            <text:p>0.0478518009185791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8479862213135" calcext:value-type="float">
            <text:p>0.0478479862213135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8518009185791" calcext:value-type="float">
            <text:p>0.0478518009185791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9061603546143" calcext:value-type="float">
            <text:p>0.0479061603546143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6374626159668" calcext:value-type="float">
            <text:p>0.0476374626159668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8975772857666" calcext:value-type="float">
            <text:p>0.0478975772857666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8436946868897" calcext:value-type="float">
            <text:p>0.0478436946868897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8012561798096" calcext:value-type="float">
            <text:p>0.0478012561798096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7700233459473" calcext:value-type="float">
            <text:p>0.0477700233459473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80220317840576" calcext:value-type="float">
            <text:p>0.0480220317840576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8386878967285" calcext:value-type="float">
            <text:p>0.0478386878967285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80258464813232" calcext:value-type="float">
            <text:p>0.0480258464813232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9056835174561" calcext:value-type="float">
            <text:p>0.0479056835174561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9519367218018" calcext:value-type="float">
            <text:p>0.0479519367218018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8899478912354" calcext:value-type="float">
            <text:p>0.0478899478912354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896146774292" calcext:value-type="float">
            <text:p>0.047896146774292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7449893951416" calcext:value-type="float">
            <text:p>0.0477449893951416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8956699371338" calcext:value-type="float">
            <text:p>0.0478956699371338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8808879852295" calcext:value-type="float">
            <text:p>0.0478808879852295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8723049163818" calcext:value-type="float">
            <text:p>0.0478723049163818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9612350463867" calcext:value-type="float">
            <text:p>0.0479612350463867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9106903076172" calcext:value-type="float">
            <text:p>0.0479106903076172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8887557983398" calcext:value-type="float">
            <text:p>0.0478887557983398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8217601776123" calcext:value-type="float">
            <text:p>0.0478217601776123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7960109710693" calcext:value-type="float">
            <text:p>0.0477960109710693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8568077087402" calcext:value-type="float">
            <text:p>0.0478568077087402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9819774627686" calcext:value-type="float">
            <text:p>0.0479819774627686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9152202606201" calcext:value-type="float">
            <text:p>0.0479152202606201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8286743164063" calcext:value-type="float">
            <text:p>0.0478286743164063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9304790496826" calcext:value-type="float">
            <text:p>0.0479304790496826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9304790496826" calcext:value-type="float">
            <text:p>0.0479304790496826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9092597961426" calcext:value-type="float">
            <text:p>0.047909259796142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9323863983154" calcext:value-type="float">
            <text:p>0.0479323863983154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80103492736816" calcext:value-type="float">
            <text:p>0.0480103492736816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9831695556641" calcext:value-type="float">
            <text:p>0.0479831695556641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9199886322022" calcext:value-type="float">
            <text:p>0.0479199886322022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8823184967041" calcext:value-type="float">
            <text:p>0.0478823184967041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9071140289307" calcext:value-type="float">
            <text:p>0.0479071140289307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9555130004883" calcext:value-type="float">
            <text:p>0.0479555130004883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9249954223633" calcext:value-type="float">
            <text:p>0.0479249954223633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8403568267822" calcext:value-type="float">
            <text:p>0.0478403568267822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80415821075439" calcext:value-type="float">
            <text:p>0.0480415821075439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348044395446777" calcext:value-type="float">
            <text:p>0.348044395446777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917366027832" calcext:value-type="float">
            <text:p>0.047917366027832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9578971862793" calcext:value-type="float">
            <text:p>0.0479578971862793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7817058563232" calcext:value-type="float">
            <text:p>0.0477817058563232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9261875152588" calcext:value-type="float">
            <text:p>0.0479261875152588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935962677002" calcext:value-type="float">
            <text:p>0.047935962677002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9171276092529" calcext:value-type="float">
            <text:p>0.0479171276092529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9512214660645" calcext:value-type="float">
            <text:p>0.0479512214660645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7530956268311" calcext:value-type="float">
            <text:p>0.0477530956268311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8007793426514" calcext:value-type="float">
            <text:p>0.0478007793426514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9047298431397" calcext:value-type="float">
            <text:p>0.0479047298431397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9421615600586" calcext:value-type="float">
            <text:p>0.0479421615600586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935962677002" calcext:value-type="float">
            <text:p>0.047935962677002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9323863983154" calcext:value-type="float">
            <text:p>0.0479323863983154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479638576507568" calcext:value-type="float">
            <text:p>0.0479638576507568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522298812866211" calcext:value-type="float">
            <text:p>0.0522298812866211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521273612976074" calcext:value-type="float">
            <text:p>0.0521273612976074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521996021270752" calcext:value-type="float">
            <text:p>0.0521996021270752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521695613861084" calcext:value-type="float">
            <text:p>0.0521695613861084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52234411239624" calcext:value-type="float">
            <text:p>0.052234411239624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52238941192627" calcext:value-type="float">
            <text:p>0.052238941192627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522468090057373" calcext:value-type="float">
            <text:p>0.0522468090057373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521347522735596" calcext:value-type="float">
            <text:p>0.0521347522735596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520660877227783" calcext:value-type="float">
            <text:p>0.0520660877227783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521390438079834" calcext:value-type="float">
            <text:p>0.0521390438079834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522100925445557" calcext:value-type="float">
            <text:p>0.0522100925445557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521695613861084" calcext:value-type="float">
            <text:p>0.0521695613861084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521912574768066" calcext:value-type="float">
            <text:p>0.0521912574768066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523104667663574" calcext:value-type="float">
            <text:p>0.0523104667663574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522222518920898" calcext:value-type="float">
            <text:p>0.0522222518920898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521290302276611" calcext:value-type="float">
            <text:p>0.0521290302276611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520255565643311" calcext:value-type="float">
            <text:p>0.0520255565643311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521805286407471" calcext:value-type="float">
            <text:p>0.0521805286407471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520877838134766" calcext:value-type="float">
            <text:p>0.0520877838134766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521848201751709" calcext:value-type="float">
            <text:p>0.0521848201751709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522255897521973" calcext:value-type="float">
            <text:p>0.0522255897521973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521974563598633" calcext:value-type="float">
            <text:p>0.0521974563598633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522210597991943" calcext:value-type="float">
            <text:p>0.0522210597991943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52260160446167" calcext:value-type="float">
            <text:p>0.052260160446167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522611141204834" calcext:value-type="float">
            <text:p>0.0522611141204834</text:p>
          </table:table-cell>
          <table:table-cell office:value-type="float" office:value="649" calcext:value-type="float">
            <text:p>6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7T06:04:50.456474823</dc:date>
    <meta:editing-duration>PT1H46M16S</meta:editing-duration>
    <meta:editing-cycles>2</meta:editing-cycles>
    <meta:generator>LibreOffice/7.3.7.2$Linux_X86_64 LibreOffice_project/30$Build-2</meta:generator>
    <meta:document-statistic meta:table-count="1" meta:cell-count="195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525cm" svg:height="13.946cm" xlink:href=".." xlink:type="simple" chart:class="chart:bar" chart:style-name="ch1">
        <chart:legend chart:legend-position="end" svg:x="23.262cm" svg:y="6.674cm" style:legend-expansion="high" chart:style-name="ch2"/>
        <chart:plot-area chart:style-name="ch3" table:cell-range-address="Sheet2.B1:Sheet2.B650" svg:x="0.51cm" svg:y="0.278cm" svg:width="22.242cm" svg:height="13.39cm">
          <chart:coordinate-region svg:x="1.422cm" svg:y="0.477cm" svg:width="21.255cm" svg:height="12.2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1:Sheet2.B650" chart:class="chart:bar">
            <chart:data-point chart:repeated="6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49556922912598">
                <text:p>0.00849556922912598</text:p>
                <draw:g>
                  <svg:desc>Sheet2.B1:Sheet2.B6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51035118103027">
                <text:p>0.008510351181030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69083404541016">
                <text:p>0.00869083404541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848793983459473">
                <text:p>0.008487939834594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40210914611816">
                <text:p>0.008402109146118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873827934265137">
                <text:p>0.008738279342651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844264030456543">
                <text:p>0.008442640304565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78334045410156">
                <text:p>0.008783340454101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49604606628418">
                <text:p>0.008496046066284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849676132202148">
                <text:p>0.008496761322021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838661193847656">
                <text:p>0.008386611938476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859236717224121">
                <text:p>0.008592367172241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856304168701172">
                <text:p>0.008563041687011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845861434936523">
                <text:p>0.008458614349365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870633125305176">
                <text:p>0.008706331253051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878143310546875">
                <text:p>0.00878143310546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882792472839356">
                <text:p>0.008827924728393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853276252746582">
                <text:p>0.008532762527465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841569900512695">
                <text:p>0.008415699005126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885725021362305">
                <text:p>0.008857250213623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850057601928711">
                <text:p>0.008500576019287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856113433837891">
                <text:p>0.008561134338378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857639312744141">
                <text:p>0.008576393127441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853705406188965">
                <text:p>0.008537054061889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853800773620606">
                <text:p>0.008538007736206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859642028808594">
                <text:p>0.008596420288085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852799415588379">
                <text:p>0.008527994155883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85597038269043">
                <text:p>0.00855970382690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858616828918457">
                <text:p>0.008586168289184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85442066192627">
                <text:p>0.00854420661926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84691047668457">
                <text:p>0.00846910476684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853276252746582">
                <text:p>0.008532762527465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850343704223633">
                <text:p>0.008503437042236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849771499633789">
                <text:p>0.008497714996337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855278968811035">
                <text:p>0.008552789688110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848913192749023">
                <text:p>0.008489131927490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846433639526367">
                <text:p>0.008464336395263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855326652526856">
                <text:p>0.008553266525268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844383239746094">
                <text:p>0.008443832397460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870227813720703">
                <text:p>0.008702278137207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842452049255371">
                <text:p>0.008424520492553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858736038208008">
                <text:p>0.008587360382080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859236717224121">
                <text:p>0.008592367172241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881171226501465">
                <text:p>0.008811712265014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842690467834473">
                <text:p>0.008426904678344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86672306060791">
                <text:p>0.00866723060607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861787796020508">
                <text:p>0.008617877960205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86827278137207">
                <text:p>0.00868272781372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883960723876953">
                <text:p>0.008839607238769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855350494384766">
                <text:p>0.008553504943847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27570629119873">
                <text:p>0.01275706291198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27012729644775">
                <text:p>0.01270127296447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27592086791992">
                <text:p>0.01275920867919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27048492431641">
                <text:p>0.01270484924316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27243995666504">
                <text:p>0.01272439956665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279616355896">
                <text:p>0.012796163558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27081871032715">
                <text:p>0.01270818710327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28617286682129">
                <text:p>0.01286172866821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27644538879395">
                <text:p>0.01276445388793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28302574157715">
                <text:p>0.01283025741577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26955509185791">
                <text:p>0.01269555091857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27437114715576">
                <text:p>0.01274371147155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28693580627441">
                <text:p>0.01286935806274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28164291381836">
                <text:p>0.01281642913818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28569602966309">
                <text:p>0.01285696029663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2939453125">
                <text:p>0.0129394531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27708911895752">
                <text:p>0.01277089118957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28135681152344">
                <text:p>0.01281356811523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28927230834961">
                <text:p>0.01289272308349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28130912780762">
                <text:p>0.01281309127807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285719871521">
                <text:p>0.012857198715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28436088562012">
                <text:p>0.01284360885620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29146575927734">
                <text:p>0.01291465759277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2948751449585">
                <text:p>0.0129487514495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28383636474609">
                <text:p>0.01283836364746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28805637359619">
                <text:p>0.01288056373596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29151344299316">
                <text:p>0.01291513442993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28204822540283">
                <text:p>0.01282048225402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30109786987305">
                <text:p>0.01301097869873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29256248474121">
                <text:p>0.01292562484741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2906551361084">
                <text:p>0.0129065513610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2920618057251">
                <text:p>0.0129206180572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29220485687256">
                <text:p>0.01292204856872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28493309020996">
                <text:p>0.01284933090209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30181312561035">
                <text:p>0.01301813125610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296067237854">
                <text:p>0.012960672378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28395557403564">
                <text:p>0.01283955574035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30064487457275">
                <text:p>0.01300644874572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29866600036621">
                <text:p>0.01298666000366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29001140594482">
                <text:p>0.01290011405944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2890100479126">
                <text:p>0.0128901004791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28777027130127">
                <text:p>0.01287770271301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29425525665283">
                <text:p>0.01294255256652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28715038299561">
                <text:p>0.01287150382995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29406452178955">
                <text:p>0.01294064521789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28395557403564">
                <text:p>0.01283955574035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29227638244629">
                <text:p>0.01292276382446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28498077392578">
                <text:p>0.01284980773925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28998756408691">
                <text:p>0.01289987564086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30043029785156">
                <text:p>0.01300430297851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28998756408691">
                <text:p>0.01289987564086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2890100479126">
                <text:p>0.0128901004791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28796100616455">
                <text:p>0.01287961006164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29692554473877">
                <text:p>0.01296925544738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29139423370361">
                <text:p>0.01291394233703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29592418670654">
                <text:p>0.01295924186706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30112171173096">
                <text:p>0.01301121711730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29282474517822">
                <text:p>0.01292824745178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28321647644043">
                <text:p>0.01283216476440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29063129425049">
                <text:p>0.01290631294250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30422115325928">
                <text:p>0.01304221153259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27906799316406">
                <text:p>0.01279067993164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29945278167725">
                <text:p>0.01299452781677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30465030670166">
                <text:p>0.01304650306701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72913074493408">
                <text:p>0.01729130744934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71148777008057">
                <text:p>0.01711487770080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72758102416992">
                <text:p>0.01727581024169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70955657958984">
                <text:p>0.01709556579589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71763896942139">
                <text:p>0.01717638969421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7073392868042">
                <text:p>0.0170733928680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71494483947754">
                <text:p>0.01714944839477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71773433685303">
                <text:p>0.01717734336853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72939300537109">
                <text:p>0.01729393005371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70559883117676">
                <text:p>0.01705598831176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73194408416748">
                <text:p>0.01731944084167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73983573913574">
                <text:p>0.01739835739135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71022415161133">
                <text:p>0.01710224151611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71780586242676">
                <text:p>0.01717805862426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70886516571045">
                <text:p>0.01708865165710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72188282012939">
                <text:p>0.01721882820129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71463489532471">
                <text:p>0.01714634895324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73418521881104">
                <text:p>0.01734185218811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7247200012207">
                <text:p>0.0172472000122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171611309051514">
                <text:p>0.01716113090515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72357559204102">
                <text:p>0.01723575592041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71868801116943">
                <text:p>0.01718688011169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72452926635742">
                <text:p>0.01724529266357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72669887542725">
                <text:p>0.01726698875427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74424648284912">
                <text:p>0.01744246482849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73056125640869">
                <text:p>0.01730561256408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72419548034668">
                <text:p>0.01724195480346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71399116516113">
                <text:p>0.01713991165161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73041820526123">
                <text:p>0.01730418205261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172281265258789">
                <text:p>0.01722812652587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72388553619385">
                <text:p>0.01723885536193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173051357269287">
                <text:p>0.01730513572692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72955989837646">
                <text:p>0.01729559898376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73881053924561">
                <text:p>0.017388105392456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173492431640625">
                <text:p>0.01734924316406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73120498657227">
                <text:p>0.01731204986572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72297954559326">
                <text:p>0.01722979545593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72667503356934">
                <text:p>0.01726675033569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73327922821045">
                <text:p>0.01733279228210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73325538635254">
                <text:p>0.01733255386352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73299312591553">
                <text:p>0.017329931259155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72891616821289">
                <text:p>0.01728916168212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73909664154053">
                <text:p>0.01739096641540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73084735870361">
                <text:p>0.017308473587036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72665119171143">
                <text:p>0.01726651191711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72803401947021">
                <text:p>0.01728034019470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72381401062012">
                <text:p>0.01723814010620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7364501953125">
                <text:p>0.0173645019531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73265933990479">
                <text:p>0.01732659339904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172266960144043">
                <text:p>0.01722669601440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72975063323975">
                <text:p>0.01729750633239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17303466796875">
                <text:p>0.0173034667968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17317533493042">
                <text:p>0.0173175334930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72164440155029">
                <text:p>0.01721644401550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73020362854004">
                <text:p>0.01730203628540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73048973083496">
                <text:p>0.01730489730834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74109935760498">
                <text:p>0.01741099357604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173764228820801">
                <text:p>0.01737642288208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73232555389404">
                <text:p>0.01732325553894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72669887542725">
                <text:p>0.01726698875427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73025131225586">
                <text:p>0.01730251312255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73594951629639">
                <text:p>0.01735949516296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176951885223389">
                <text:p>0.01769518852233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174779891967773">
                <text:p>0.017477989196777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16426849365234">
                <text:p>0.02164268493652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15961933135986">
                <text:p>0.02159619331359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15404033660889">
                <text:p>0.02154040336608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216124057769775">
                <text:p>0.02161240577697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214781761169434">
                <text:p>0.02147817611694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215921401977539">
                <text:p>0.021592140197753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215320587158203">
                <text:p>0.02153205871582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1517276763916">
                <text:p>0.0215172767639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216646194458008">
                <text:p>0.021664619445800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215544700622559">
                <text:p>0.02155447006225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215878486633301">
                <text:p>0.02158784866333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215013027191162">
                <text:p>0.021501302719116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215868949890137">
                <text:p>0.02158689498901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216062068939209">
                <text:p>0.02160620689392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215039253234863">
                <text:p>0.02150392532348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215346813201904">
                <text:p>0.02153468132019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216193199157715">
                <text:p>0.02161931991577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216443538665771">
                <text:p>0.02164435386657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15656757354736">
                <text:p>0.02156567573547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215840339660645">
                <text:p>0.02158403396606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216624736785889">
                <text:p>0.021662473678588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21634578704834">
                <text:p>0.02163457870483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215275287628174">
                <text:p>0.021527528762817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215978622436523">
                <text:p>0.021597862243652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216605663299561">
                <text:p>0.021660566329956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215747356414795">
                <text:p>0.02157473564147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215673446655273">
                <text:p>0.02156734466552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214512348175049">
                <text:p>0.021451234817504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216186046600342">
                <text:p>0.021618604660034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216410160064697">
                <text:p>0.02164101600646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215950012207031">
                <text:p>0.021595001220703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216054916381836">
                <text:p>0.02160549163818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21669864654541">
                <text:p>0.02166986465454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215818881988525">
                <text:p>0.02158188819885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216479301452637">
                <text:p>0.021647930145263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21784782409668">
                <text:p>0.02178478240966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216882228851318">
                <text:p>0.02168822288513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217912197113037">
                <text:p>0.021791219711303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215620994567871">
                <text:p>0.021562099456787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216519832611084">
                <text:p>0.02165198326110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216350555419922">
                <text:p>0.02163505554199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216617584228516">
                <text:p>0.02166175842285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216605663299561">
                <text:p>0.021660566329956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216751098632812">
                <text:p>0.02167510986328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217790603637695">
                <text:p>0.021779060363769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216724872589111">
                <text:p>0.021672487258911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216479301452637">
                <text:p>0.021647930145263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217428207397461">
                <text:p>0.021742820739746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215601921081543">
                <text:p>0.021560192108154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216743946075439">
                <text:p>0.021674394607543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216517448425293">
                <text:p>0.021651744842529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216484069824219">
                <text:p>0.02164840698242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21676778793335">
                <text:p>0.0216767787933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217173099517822">
                <text:p>0.021717309951782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217118263244629">
                <text:p>0.021711826324462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217337608337402">
                <text:p>0.021733760833740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216920375823975">
                <text:p>0.02169203758239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21803617477417">
                <text:p>0.02180361747741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218970775604248">
                <text:p>0.021897077560424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217688083648682">
                <text:p>0.021768808364868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218913555145264">
                <text:p>0.02189135551452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217490196228027">
                <text:p>0.021749019622802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219266414642334">
                <text:p>0.021926641464233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259425640106201">
                <text:p>0.02594256401062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260679721832275">
                <text:p>0.02606797218322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259883403778076">
                <text:p>0.025988340377807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259335041046143">
                <text:p>0.025933504104614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258719921112061">
                <text:p>0.025871992111206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259594917297363">
                <text:p>0.02595949172973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259425640106201">
                <text:p>0.025942564010620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259511470794678">
                <text:p>0.02595114707946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260336399078369">
                <text:p>0.026033639907836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259940624237061">
                <text:p>0.02599406242370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259325504302979">
                <text:p>0.025932550430297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260088443756104">
                <text:p>0.026008844375610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26092529296875">
                <text:p>0.0260925292968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259354114532471">
                <text:p>0.025935411453247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259227752685547">
                <text:p>0.025922775268554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259468555450439">
                <text:p>0.025946855545043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259532928466797">
                <text:p>0.025953292846679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259790420532227">
                <text:p>0.025979042053222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260117053985596">
                <text:p>0.026011705398559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259191989898682">
                <text:p>0.025919198989868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260045528411865">
                <text:p>0.026004552841186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260193347930908">
                <text:p>0.026019334793090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260543823242187">
                <text:p>0.026054382324218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259459018707275">
                <text:p>0.02594590187072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260524749755859">
                <text:p>0.026052474975585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259511470794678">
                <text:p>0.025951147079467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259382724761963">
                <text:p>0.025938272476196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260584354400635">
                <text:p>0.026058435440063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259790420532227">
                <text:p>0.025979042053222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260677337646484">
                <text:p>0.026067733764648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260124206542969">
                <text:p>0.026012420654296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260250568389893">
                <text:p>0.026025056838989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261116027832031">
                <text:p>0.026111602783203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257368087768555">
                <text:p>0.025736808776855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259261131286621">
                <text:p>0.02592611312866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260474681854248">
                <text:p>0.026047468185424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260903835296631">
                <text:p>0.026090383529663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260536670684814">
                <text:p>0.02605366706848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260639190673828">
                <text:p>0.026063919067382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260183811187744">
                <text:p>0.026018381118774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259976387023926">
                <text:p>0.025997638702392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259039402008057">
                <text:p>0.025903940200805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260424613952637">
                <text:p>0.026042461395263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258879661560059">
                <text:p>0.025887966156005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2610182762146">
                <text:p>0.0261018276214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260164737701416">
                <text:p>0.026016473770141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261363983154297">
                <text:p>0.026136398315429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260343551635742">
                <text:p>0.026034355163574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260446071624756">
                <text:p>0.026044607162475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259315967559814">
                <text:p>0.025931596755981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260617733001709">
                <text:p>0.026061773300170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260522365570068">
                <text:p>0.026052236557006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260281562805176">
                <text:p>0.026028156280517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261678695678711">
                <text:p>0.026167869567871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260815620422363">
                <text:p>0.026081562042236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263679027557373">
                <text:p>0.026367902755737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260772705078125">
                <text:p>0.02607727050781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260961055755615">
                <text:p>0.026096105575561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258445739746094">
                <text:p>0.025844573974609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258998870849609">
                <text:p>0.025899887084960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260975360870361">
                <text:p>0.026097536087036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261330604553223">
                <text:p>0.026133060455322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261647701263428">
                <text:p>0.026164770126342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26127815246582">
                <text:p>0.02612781524658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303032398223877">
                <text:p>0.030303239822387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304110050201416">
                <text:p>0.030411005020141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302720069885254">
                <text:p>0.030272006988525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302257537841797">
                <text:p>0.030225753784179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303189754486084">
                <text:p>0.030318975448608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303223133087158">
                <text:p>0.03032231330871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303137302398682">
                <text:p>0.030313730239868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302894115447998">
                <text:p>0.030289411544799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303072929382324">
                <text:p>0.030307292938232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302169322967529">
                <text:p>0.030216932296752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303454399108887">
                <text:p>0.030345439910888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303642749786377">
                <text:p>0.030364274978637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302519798278809">
                <text:p>0.030251979827880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303380489349365">
                <text:p>0.030338048934936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305724143981934">
                <text:p>0.030572414398193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304172039031982">
                <text:p>0.030417203903198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303020477294922">
                <text:p>0.030302047729492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302088260650635">
                <text:p>0.030208826065063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303795337677002">
                <text:p>0.030379533767700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303745269775391">
                <text:p>0.030374526977539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302865505218506">
                <text:p>0.030286550521850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302677154541016">
                <text:p>0.030267715454101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304462909698486">
                <text:p>0.030446290969848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304477214813232">
                <text:p>0.030447721481323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30442476272583">
                <text:p>0.03044247627258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304117202758789">
                <text:p>0.030411720275878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303404331207275">
                <text:p>0.03034043312072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304358005523682">
                <text:p>0.030435800552368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304276943206787">
                <text:p>0.030427694320678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304732322692871">
                <text:p>0.030473232269287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303719043731689">
                <text:p>0.030371904373168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303845405578613">
                <text:p>0.030384540557861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30322790145874">
                <text:p>0.03032279014587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304121971130371">
                <text:p>0.030412197113037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304594039916992">
                <text:p>0.030459403991699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304508209228516">
                <text:p>0.030450820922851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305678844451904">
                <text:p>0.030567884445190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304298400878906">
                <text:p>0.030429840087890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303018093109131">
                <text:p>0.030301809310913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305490493774414">
                <text:p>0.030549049377441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303719043731689">
                <text:p>0.030371904373168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305936336517334">
                <text:p>0.030593633651733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304930210113525">
                <text:p>0.03049302101135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304641723632812">
                <text:p>0.030464172363281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305407047271729">
                <text:p>0.030540704727172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302596092224121">
                <text:p>0.030259609222412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30433177947998">
                <text:p>0.03043317794799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302987098693848">
                <text:p>0.030298709869384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302689075469971">
                <text:p>0.030268907546997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304667949676514">
                <text:p>0.030466794967651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305023193359375">
                <text:p>0.030502319335937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304989814758301">
                <text:p>0.030498981475830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303864479064941">
                <text:p>0.030386447906494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304455757141113">
                <text:p>0.030445575714111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304219722747803">
                <text:p>0.030421972274780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304234027862549">
                <text:p>0.030423402786254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305211544036865">
                <text:p>0.030521154403686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303001403808594">
                <text:p>0.030300140380859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303688049316406">
                <text:p>0.030368804931640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304651260375977">
                <text:p>0.030465126037597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304255485534668">
                <text:p>0.030425548553466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305140018463135">
                <text:p>0.030514001846313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304241180419922">
                <text:p>0.030424118041992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303575992584229">
                <text:p>0.030357599258422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34569263458252">
                <text:p>0.03456926345825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346167087554932">
                <text:p>0.034616708755493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345926284790039">
                <text:p>0.034592628479003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346190929412842">
                <text:p>0.034619092941284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346860885620117">
                <text:p>0.034686088562011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346865653991699">
                <text:p>0.034686565399169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346717834472656">
                <text:p>0.034671783447265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346319675445557">
                <text:p>0.034631967544555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346894264221191">
                <text:p>0.034689426422119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347034931182861">
                <text:p>0.034703493118286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346775054931641">
                <text:p>0.034677505493164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347397327423096">
                <text:p>0.034739732742309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347187519073486">
                <text:p>0.034718751907348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348351001739502">
                <text:p>0.034835100173950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346918106079102">
                <text:p>0.034691810607910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347211360931396">
                <text:p>0.034721136093139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347414016723633">
                <text:p>0.034741401672363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347506999969482">
                <text:p>0.034750699996948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349044799804687">
                <text:p>0.034904479980468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34754753112793">
                <text:p>0.03475475311279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350501537322998">
                <text:p>0.035050153732299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347554683685303">
                <text:p>0.034755468368530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348789691925049">
                <text:p>0.034878969192504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346813201904297">
                <text:p>0.034681320190429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34785270690918">
                <text:p>0.03478527069091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346949100494385">
                <text:p>0.034694910049438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346226692199707">
                <text:p>0.034622669219970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347721576690674">
                <text:p>0.034772157669067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347952842712402">
                <text:p>0.034795284271240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347597599029541">
                <text:p>0.034759759902954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347473621368408">
                <text:p>0.034747362136840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347681045532227">
                <text:p>0.034768104553222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347843170166016">
                <text:p>0.034784317016601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346736907958984">
                <text:p>0.034673690795898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346472263336182">
                <text:p>0.034647226333618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346848964691162">
                <text:p>0.034684896469116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348513126373291">
                <text:p>0.034851312637329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346708297729492">
                <text:p>0.034670829772949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347113609313965">
                <text:p>0.034711360931396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347805023193359">
                <text:p>0.034780502319335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347068309783936">
                <text:p>0.034706830978393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347588062286377">
                <text:p>0.034758806228637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347793102264404">
                <text:p>0.034779310226440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346829891204834">
                <text:p>0.034682989120483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349483489990234">
                <text:p>0.034948348999023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348482131958008">
                <text:p>0.034848213195800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348107814788818">
                <text:p>0.034810781478881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347518920898437">
                <text:p>0.034751892089843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348775386810303">
                <text:p>0.034877538681030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348663330078125">
                <text:p>0.034866333007812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348567962646484">
                <text:p>0.034856796264648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348489284515381">
                <text:p>0.034848928451538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348262786865234">
                <text:p>0.034826278686523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348300933837891">
                <text:p>0.034830093383789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348460674285889">
                <text:p>0.034846067428588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347855091094971">
                <text:p>0.034785509109497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348541736602783">
                <text:p>0.034854173660278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349204540252686">
                <text:p>0.034920454025268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348107814788818">
                <text:p>0.034810781478881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349328517913818">
                <text:p>0.034932851791381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347781181335449">
                <text:p>0.034778118133544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348279476165771">
                <text:p>0.034827947616577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348255634307861">
                <text:p>0.034825563430786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348746776580811">
                <text:p>0.034874677658081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390048027038574">
                <text:p>0.039004802703857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389769077301025">
                <text:p>0.038976907730102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390231609344482">
                <text:p>0.039023160934448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389659404754639">
                <text:p>0.038965940475463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389902591705322">
                <text:p>0.038990259170532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39085865020752">
                <text:p>0.03908586502075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390229225158691">
                <text:p>0.039022922515869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391759872436523">
                <text:p>0.039175987243652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390017032623291">
                <text:p>0.039001703262329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391130447387695">
                <text:p>0.039113044738769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390477180480957">
                <text:p>0.039047718048095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389726161956787">
                <text:p>0.038972616195678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390207767486572">
                <text:p>0.039020776748657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390148162841797">
                <text:p>0.039014816284179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388908386230469">
                <text:p>0.038890838623046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390746593475342">
                <text:p>0.039074659347534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39196252822876">
                <text:p>0.03919625282287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39039134979248">
                <text:p>0.03903913497924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390512943267822">
                <text:p>0.039051294326782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390908718109131">
                <text:p>0.039090871810913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390515327453613">
                <text:p>0.039051532745361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390496253967285">
                <text:p>0.039049625396728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390760898590088">
                <text:p>0.039076089859008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391886234283447">
                <text:p>0.039188623428344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390887260437012">
                <text:p>0.039088726043701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391418933868408">
                <text:p>0.039141893386840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390152931213379">
                <text:p>0.039015293121337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390534400939941">
                <text:p>0.039053440093994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390892028808594">
                <text:p>0.039089202880859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390923023223877">
                <text:p>0.039092302322387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391132831573486">
                <text:p>0.039113283157348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39182186126709">
                <text:p>0.03918218612670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391056537628174">
                <text:p>0.039105653762817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392770767211914">
                <text:p>0.039277076721191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390522480010986">
                <text:p>0.039052248001098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390760898590088">
                <text:p>0.039076089859008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391635894775391">
                <text:p>0.039163589477539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390908718109131">
                <text:p>0.039090871810913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390915870666504">
                <text:p>0.039091587066650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391018390655518">
                <text:p>0.039101839065551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39400577545166">
                <text:p>0.03940057754516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391430854797363">
                <text:p>0.039143085479736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392849445343018">
                <text:p>0.039284944534301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39114236831665">
                <text:p>0.03911423683166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390644073486328">
                <text:p>0.039064407348632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391864776611328">
                <text:p>0.039186477661132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392386913299561">
                <text:p>0.039238691329956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391125679016113">
                <text:p>0.039112567901611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392477512359619">
                <text:p>0.039247751235961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394127368927002">
                <text:p>0.039412736892700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392439365386963">
                <text:p>0.039243936538696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39095401763916">
                <text:p>0.03909540176391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391597747802734">
                <text:p>0.039159774780273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392329692840576">
                <text:p>0.039232969284057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392377376556396">
                <text:p>0.039237737655639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391762256622314">
                <text:p>0.039176225662231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392274856567383">
                <text:p>0.039227485656738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392265319824219">
                <text:p>0.039226531982421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390896797180176">
                <text:p>0.039089679718017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392835140228271">
                <text:p>0.039283514022827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391359329223633">
                <text:p>0.039135932922363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392215251922607">
                <text:p>0.039221525192260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391557216644287">
                <text:p>0.039155721664428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392496585845947">
                <text:p>0.039249658584594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434603691101074">
                <text:p>0.043460369110107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43492317199707">
                <text:p>0.04349231719970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434780120849609">
                <text:p>0.043478012084960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43445348739624">
                <text:p>0.04344534873962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43370246887207">
                <text:p>0.04337024688720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433657169342041">
                <text:p>0.043365716934204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434527397155762">
                <text:p>0.043452739715576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433964729309082">
                <text:p>0.043396472930908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434050559997559">
                <text:p>0.043405055999755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433394908905029">
                <text:p>0.043339490890502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43471097946167">
                <text:p>0.04347109794616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434079170227051">
                <text:p>0.043407917022705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434982776641846">
                <text:p>0.043498277664184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434470176696777">
                <text:p>0.043447017669677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434391498565674">
                <text:p>0.043439149856567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433962345123291">
                <text:p>0.043396234512329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433530807495117">
                <text:p>0.043353080749511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432207584381104">
                <text:p>0.043220758438110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434000492095947">
                <text:p>0.043400049209594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434906482696533">
                <text:p>0.043490648269653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434300899505615">
                <text:p>0.043430089950561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433681011199951">
                <text:p>0.043368101119995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433924198150635">
                <text:p>0.043392419815063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434727668762207">
                <text:p>0.043472766876220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435843467712402">
                <text:p>0.043584346771240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434820652008057">
                <text:p>0.043482065200805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433967113494873">
                <text:p>0.043396711349487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435020923614502">
                <text:p>0.043502092361450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434536933898926">
                <text:p>0.043453693389892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43468713760376">
                <text:p>0.04346871376037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435836315155029">
                <text:p>0.043583631515502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436272621154785">
                <text:p>0.043627262115478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434670448303223">
                <text:p>0.043467044830322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435600280761719">
                <text:p>0.043560028076171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34336256980896">
                <text:p>0.3433625698089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435128211975098">
                <text:p>0.043512821197509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436146259307861">
                <text:p>0.043614625930786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435540676116943">
                <text:p>0.043554067611694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435605049133301">
                <text:p>0.043560504913330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434622764587402">
                <text:p>0.043462276458740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434577465057373">
                <text:p>0.043457746505737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43541431427002">
                <text:p>0.04354143142700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435278415679932">
                <text:p>0.043527841567993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436840057373047">
                <text:p>0.043684005737304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436546802520752">
                <text:p>0.043654680252075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435619354248047">
                <text:p>0.043561935424804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436317920684814">
                <text:p>0.043631792068481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435507297515869">
                <text:p>0.043550729751586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435655117034912">
                <text:p>0.043565511703491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436134338378906">
                <text:p>0.043613433837890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435404777526856">
                <text:p>0.043540477752685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4343581199646">
                <text:p>0.0434358119964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435292720794678">
                <text:p>0.043529272079467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436348915100098">
                <text:p>0.043634891510009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436506271362305">
                <text:p>0.043650627136230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436892509460449">
                <text:p>0.043689250946044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436422824859619">
                <text:p>0.043642282485961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436179637908936">
                <text:p>0.043617963790893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435717105865479">
                <text:p>0.043571710586547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435640811920166">
                <text:p>0.043564081192016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43595552444458">
                <text:p>0.04359555244445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4372239112854">
                <text:p>0.0437223911285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435633659362793">
                <text:p>0.043563365936279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435235500335693">
                <text:p>0.043523550033569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478127002716064">
                <text:p>0.047812700271606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477018356323242">
                <text:p>0.047701835632324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478353500366211">
                <text:p>0.047835350036621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477335453033447">
                <text:p>0.047733545303344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47776460647583">
                <text:p>0.04777646064758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476975440979004">
                <text:p>0.047697544097900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47863245010376">
                <text:p>0.04786324501037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478518009185791">
                <text:p>0.047851800918579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478479862213135">
                <text:p>0.047847986221313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478518009185791">
                <text:p>0.047851800918579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479061603546143">
                <text:p>0.047906160354614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476374626159668">
                <text:p>0.047637462615966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478975772857666">
                <text:p>0.047897577285766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478436946868897">
                <text:p>0.047843694686889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478012561798096">
                <text:p>0.047801256179809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477700233459473">
                <text:p>0.047770023345947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480220317840576">
                <text:p>0.048022031784057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478386878967285">
                <text:p>0.047838687896728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480258464813232">
                <text:p>0.048025846481323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479056835174561">
                <text:p>0.047905683517456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479519367218018">
                <text:p>0.047951936721801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478899478912354">
                <text:p>0.047889947891235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47896146774292">
                <text:p>0.04789614677429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477449893951416">
                <text:p>0.047744989395141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478956699371338">
                <text:p>0.047895669937133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478808879852295">
                <text:p>0.047880887985229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478723049163818">
                <text:p>0.047872304916381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479612350463867">
                <text:p>0.047961235046386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479106903076172">
                <text:p>0.047910690307617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478887557983398">
                <text:p>0.047888755798339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478217601776123">
                <text:p>0.047821760177612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477960109710693">
                <text:p>0.047796010971069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478568077087402">
                <text:p>0.047856807708740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479819774627686">
                <text:p>0.047981977462768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479152202606201">
                <text:p>0.047915220260620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478286743164063">
                <text:p>0.047828674316406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479304790496826">
                <text:p>0.047930479049682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479304790496826">
                <text:p>0.047930479049682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479092597961426">
                <text:p>0.047909259796142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479323863983154">
                <text:p>0.047932386398315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480103492736816">
                <text:p>0.048010349273681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479831695556641">
                <text:p>0.047983169555664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479199886322022">
                <text:p>0.047919988632202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478823184967041">
                <text:p>0.047882318496704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479071140289307">
                <text:p>0.047907114028930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479555130004883">
                <text:p>0.047955513000488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479249954223633">
                <text:p>0.047924995422363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478403568267822">
                <text:p>0.047840356826782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480415821075439">
                <text:p>0.048041582107543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348044395446777">
                <text:p>0.34804439544677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47917366027832">
                <text:p>0.04791736602783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479578971862793">
                <text:p>0.047957897186279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477817058563232">
                <text:p>0.047781705856323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479261875152588">
                <text:p>0.047926187515258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47935962677002">
                <text:p>0.04793596267700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479171276092529">
                <text:p>0.047917127609252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479512214660645">
                <text:p>0.047951221466064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477530956268311">
                <text:p>0.047753095626831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478007793426514">
                <text:p>0.047800779342651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479047298431397">
                <text:p>0.047904729843139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479421615600586">
                <text:p>0.047942161560058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47935962677002">
                <text:p>0.04793596267700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479323863983154">
                <text:p>0.047932386398315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479638576507568">
                <text:p>0.047963857650756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522298812866211">
                <text:p>0.052229881286621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521273612976074">
                <text:p>0.052127361297607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521996021270752">
                <text:p>0.052199602127075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521695613861084">
                <text:p>0.052169561386108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52234411239624">
                <text:p>0.05223441123962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52238941192627">
                <text:p>0.05223894119262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522468090057373">
                <text:p>0.052246809005737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521347522735596">
                <text:p>0.052134752273559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520660877227783">
                <text:p>0.052066087722778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521390438079834">
                <text:p>0.052139043807983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522100925445557">
                <text:p>0.052210092544555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521695613861084">
                <text:p>0.052169561386108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521912574768066">
                <text:p>0.052191257476806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523104667663574">
                <text:p>0.052310466766357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522222518920898">
                <text:p>0.052222251892089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521290302276611">
                <text:p>0.052129030227661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520255565643311">
                <text:p>0.052025556564331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521805286407471">
                <text:p>0.052180528640747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520877838134766">
                <text:p>0.052087783813476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521848201751709">
                <text:p>0.052184820175170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522255897521973">
                <text:p>0.052225589752197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521974563598633">
                <text:p>0.052197456359863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522210597991943">
                <text:p>0.052221059799194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52260160446167">
                <text:p>0.05226016044616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522611141204834">
                <text:p>0.05226111412048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